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06e4c5" style:font-size-asian="10pt" style:font-size-complex="10pt"/>
    </style:style>
    <style:style style:name="P2" style:family="paragraph" style:parent-style-name="Standard">
      <style:text-properties fo:font-size="10pt" officeooo:rsid="001a148a" officeooo:paragraph-rsid="0008e3ea" style:font-size-asian="10pt" style:font-size-complex="10pt"/>
    </style:style>
    <style:style style:name="P3" style:family="paragraph" style:parent-style-name="Text_20_body">
      <style:text-properties fo:font-size="10pt" officeooo:rsid="001a148a" style:font-size-asian="10pt" style:font-size-complex="10pt"/>
    </style:style>
    <style:style style:name="P4" style:family="paragraph" style:parent-style-name="Standard">
      <style:text-properties fo:font-size="10pt" officeooo:rsid="0018249a" officeooo:paragraph-rsid="0008e3ea" style:font-size-asian="10pt" style:font-size-complex="10pt"/>
    </style:style>
    <style:style style:name="P5" style:family="paragraph" style:parent-style-name="Standard">
      <style:text-properties fo:font-size="10pt" officeooo:paragraph-rsid="0008e3ea" style:font-size-asian="10pt" style:font-size-complex="10pt"/>
    </style:style>
    <style:style style:name="P6" style:family="paragraph" style:parent-style-name="Standard">
      <style:text-properties officeooo:paragraph-rsid="0006e4c5"/>
    </style:style>
    <style:style style:name="P7" style:family="paragraph" style:parent-style-name="Standard">
      <style:text-properties fo:font-size="12pt" officeooo:rsid="0018249a" officeooo:paragraph-rsid="0008e3ea" style:font-size-asian="12pt" style:font-size-complex="12pt"/>
    </style:style>
    <style:style style:name="P8" style:family="paragraph" style:parent-style-name="Standard">
      <style:text-properties officeooo:rsid="000a7a30" officeooo:paragraph-rsid="000a7a30"/>
    </style:style>
    <style:style style:name="P9" style:family="paragraph" style:parent-style-name="Standard">
      <style:text-properties officeooo:paragraph-rsid="000a7a30"/>
    </style:style>
    <style:style style:name="P10" style:family="paragraph" style:parent-style-name="Standard">
      <style:text-properties officeooo:paragraph-rsid="0008e3ea"/>
    </style:style>
    <style:style style:name="P11" style:family="paragraph" style:parent-style-name="Text_20_body">
      <style:text-properties officeooo:rsid="000a7a30" officeooo:paragraph-rsid="000a7a30"/>
    </style:style>
    <style:style style:name="T1" style:family="text">
      <style:text-properties officeooo:rsid="00073f68"/>
    </style:style>
    <style:style style:name="T2" style:family="text">
      <style:text-properties officeooo:rsid="0013ad40"/>
    </style:style>
    <style:style style:name="T3" style:family="text">
      <style:text-properties officeooo:rsid="00077ec1"/>
    </style:style>
    <style:style style:name="T4" style:family="text">
      <style:text-properties officeooo:rsid="001068d4"/>
    </style:style>
    <style:style style:name="T5" style:family="text">
      <style:text-properties officeooo:rsid="0018249a"/>
    </style:style>
    <style:style style:name="T6" style:family="text">
      <style:text-properties officeooo:rsid="0019c07e"/>
    </style:style>
    <style:style style:name="T7" style:family="text">
      <style:text-properties officeooo:rsid="000a7a3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8249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cripcion general del proyecto:</text:p>
      <text:p text:style-name="P8"/>
      <text:p text:style-name="P8">Objetivo:</text:p>
      <text:p text:style-name="P9"><text:span text:style-name="T7">Escribir un libro.</text:span></text:p>
      <text:p text:style-name="P8"/>
      <text:p text:style-name="Horizontal_20_Line"/>
      <text:p text:style-name="P10"><text:span text:style-name="T9">O</text:span><text:span text:style-name="T8">bjetivo</text:span><text:span text:style-name="T9"> general del libro</text:span><text:span text:style-name="T8">:</text:span></text:p>
      <text:p text:style-name="P5"/>
      <text:p text:style-name="P5">responder a preguntas acerca de <text:span text:style-name="T5">nuestra propia</text:span> existencia.</text:p>
      <text:p text:style-name="P5"><text:span text:style-name="T5">Tales</text:span> como:</text:p>
      <text:p text:style-name="P5">- <text:span text:style-name="T7">que es la vida</text:span>? </text:p>
      <text:p text:style-name="P5"><text:span text:style-name="T5">- </text:span>porque morimos? </text:p>
      <text:p text:style-name="P5"><text:span text:style-name="T5">-</text:span> tenemos una mision que cumplir? </text:p>
      <text:p text:style-name="P5"><text:span text:style-name="T5">- </text:span>existe un ser superior que<text:span text:style-name="T5"> </text:span>cre<text:span text:style-name="T5">a</text:span> a todos los seres vivientes? </text:p>
      <text:p text:style-name="P5"><text:span text:style-name="T5">- </text:span>entre otras<text:span text:style-name="T7"> preguntas</text:span><text:span text:style-name="T5">.</text:span></text:p>
      <text:p text:style-name="P4"/>
      <text:p text:style-name="P7">Metodologia:</text:p>
      <text:p text:style-name="P4"/>
      <text:p text:style-name="P2">Responderemos a estas preguntas <text:span text:style-name="T5">analizando el funcionamiento de una maquina de calculo que simula </text:span>a <text:span text:style-name="T5">la vida</text:span>, y que <text:span text:style-name="T7">la</text:span> mostrara<text:span text:style-name="T5"> como un sistema inteligente </text:span><text:span text:style-name="T7">que</text:span><text:span text:style-name="T5"> </text:span><text:span text:style-name="T7">resuelve</text:span><text:span text:style-name="T5"> problemas logico</text:span><text:span text:style-name="T6">s</text:span><text:span text:style-name="T5"> automaticamente.</text:span></text:p>
      <text:p text:style-name="Text_20_body"/>
      <text:p text:style-name="Horizontal_20_Line"/>
      <text:p text:style-name="P11">Estructura general:</text:p>
      <text:p text:style-name="P6">El libro se divide en dos partes complementarias, integradas dentro de cada capítulo: <text:s/></text:p>
      <text:p text:style-name="P6"/>
      <text:p text:style-name="P1">1. Historia de <text:span text:style-name="T1">Aventuras y </text:span>Fantasía: <text:s/></text:p>
      <text:p text:style-name="P1"><text:s text:c="3"/>- Narra el viaje de <text:span text:style-name="T1">una joven llamada </text:span>Elara<text:span text:style-name="T1">,</text:span> en<text:span text:style-name="T1"> su</text:span> búsqueda de<text:span text:style-name="T1"> respuestas.</text:span></text:p>
      <text:p text:style-name="P1"><text:span text:style-name="T4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3">desarrolla</text:span> una simulación lógica de la vida como sistema inteligente. <text:s/></text:p>
      <text:p text:style-name="P1"><text:s text:c="3"/>- <text:span text:style-name="T1">A</text:span>borda preguntas existenciales <text:span text:style-name="T2">p</text:span>roporciona<text:span text:style-name="T2">ndo</text:span> respuestas objetivas y contrastes con las conclusiones subjetivas de la historia<text:span text:style-name="T3"> de aventuras</text:span>. <text:s/></text:p>
      <text:p text:style-name="P1"/>
      <text:p text:style-name="Horizontal_20_Line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3:16:12.667000000</meta:creation-date>
    <dc:date>2025-07-05T15:35:15.816000000</dc:date>
    <meta:editing-duration>PT7M21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2" meta:word-count="169" meta:character-count="1129" meta:non-whitespace-character-count="948"/>
  </office:meta>
</office:document-meta>
</file>